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3.262cm" fo:padding-top="0.15cm" fo:padding-bottom="0.15cm" fo:padding-left="0.275cm" fo:padding-right="0.275cm" fo:wrap-option="no-wrap"/>
    </style:style>
    <style:style style:name="gr2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1.36cm" fo:min-width="3.464cm" fo:padding-top="0.15cm" fo:padding-bottom="0.15cm" fo:padding-left="0.275cm" fo:padding-right="0.275cm" fo:wrap-option="no-wrap"/>
    </style:style>
    <style:style style:name="gr3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8cm" fo:min-width="3.262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8cm" fo:min-width="3.464cm" fo:padding-top="0.15cm" fo:padding-bottom="0.15cm" fo:padding-left="0.275cm" fo:padding-right="0.275cm" fo:wrap-option="no-wrap"/>
    </style:style>
    <style:style style:name="gr5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3.006cm" fo:padding-top="0.15cm" fo:padding-bottom="0.15cm" fo:padding-left="0.275cm" fo:padding-right="0.275cm" fo:wrap-option="no-wrap"/>
    </style:style>
    <style:style style:name="gr6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3.26cm" fo:padding-top="0.15cm" fo:padding-bottom="0.15cm" fo:padding-left="0.275cm" fo:padding-right="0.275cm" fo:wrap-option="no-wrap"/>
    </style:style>
    <style:style style:name="gr7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665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658cm" fo:padding-top="0.15cm" fo:padding-bottom="0.15cm" fo:padding-left="0.275cm" fo:padding-right="0.275cm" fo:wrap-option="no-wrap"/>
    </style:style>
    <style:style style:name="gr9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244cm" fo:padding-top="0.15cm" fo:padding-bottom="0.15cm" fo:padding-left="0.275cm" fo:padding-right="0.275cm" fo:wrap-option="no-wrap"/>
    </style:style>
    <style:style style:name="gr10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2.752cm" fo:padding-top="0.15cm" fo:padding-bottom="0.15cm" fo:padding-left="0.275cm" fo:padding-right="0.275cm" fo:wrap-option="no-wrap"/>
    </style:style>
    <style:style style:name="gr11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3.262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69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4.022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26cm" fo:min-width="3.262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Consolas" fo:font-size="10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Consolas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12cm" svg:height="1.016cm" svg:x="0.382cm" svg:y="1.969cm">
            <text:p text:style-name="P1"><text:span text:style-name="T1">This directory holds all</text:span></text:p>
            <text:p text:style-name="P1"><text:span text:style-name="T1">the project documentation.</text:span></text:p>
            <draw:enhanced-geometry svg:viewBox="0 0 21600 21600" draw:mirror-horizontal="true" draw:type="line-callout-1" draw:modifiers="-10644.2171518489 50166.3716814159 -1404.87804878049 11745.13274336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1" draw:layer="layout" svg:width="4.014cm" svg:height="1.66cm" svg:x="0.432cm" svg:y="4.763cm">
            <text:p text:style-name="P1"><text:span text:style-name="T1">Directory used to hold</text:span></text:p>
            <text:p text:style-name="P1"><text:span text:style-name="T1">different operating system</text:span></text:p>
            <text:p text:style-name="P1"><text:span text:style-name="T1">components like executables</text:span></text:p>
            <text:p text:style-name="P1"><text:span text:style-name="T1">and libraries.</text:span></text:p>
            <draw:enhanced-geometry svg:viewBox="0 0 21600 21600" draw:mirror-horizontal="true" draw:mirror-vertical="false" draw:type="line-callout-1" draw:modifiers="-12927.7210460772 15097.8928356412 -1328.81693648817 7204.3347381095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" draw:text-style-name="P1" draw:layer="layout" svg:width="3.812cm" svg:height="1.28cm" svg:x="0.253cm" svg:y="9.706cm">
            <text:p text:style-name="P1"><text:span text:style-name="T1">This directory contains the</text:span></text:p>
            <text:p text:style-name="P1"><text:span text:style-name="T1">implementation source files</text:span></text:p>
            <text:p text:style-name="P1"><text:span text:style-name="T1">for the project.</text:span></text:p>
            <draw:enhanced-geometry svg:viewBox="0 0 21600 21600" draw:mirror-horizontal="true" draw:type="line-callout-1" draw:modifiers="-11301.3375295043 -13388.2903981265 -1410.54287962234 9341.451990632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4" draw:text-style-name="P1" draw:layer="layout" svg:width="4.014cm" svg:height="1.28cm" svg:x="9.78cm" svg:y="10.341cm">
            <text:p text:style-name="P1"><text:span text:style-name="T1">The tests you write (unit tests,</text:span></text:p>
            <text:p text:style-name="P1"><text:span text:style-name="T1">fixtures, and functional tests)</text:span></text:p>
            <text:p text:style-name="P1"><text:span text:style-name="T1">all go here.</text:span></text:p>
            <draw:enhanced-geometry svg:viewBox="0 0 21600 21600" draw:mirror-horizontal="false" draw:type="line-callout-1" draw:modifiers="-11087.8206724782 -18548.0093676815 -1328.81693648817 9341.451990632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5" draw:text-style-name="P3" draw:layer="layout" svg:width="3.556cm" svg:height="1.27cm" svg:x="0.763cm" svg:y="0.318cm">
            <text:p text:style-name="P2"><text:span text:style-name="T1">Project home directory to</text:span></text:p>
            <text:p text:style-name="P2"><text:span text:style-name="T1">organize all project</text:span></text:p>
            <text:p text:style-name="P2"><text:span text:style-name="T1">components.</text:span></text:p>
            <draw:enhanced-geometry svg:viewBox="0 0 21600 21600" draw:mirror-horizontal="true" draw:mirror-vertical="false" draw:type="line-callout-1" draw:modifiers="-11288.8389091931 58359.0873328088 -1518.13325836379 9397.954366640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6" draw:text-style-name="P3" draw:layer="layout" svg:width="3.81cm" svg:height="1.016cm" svg:x="11.939cm" svg:y="3.874cm">
            <text:p text:style-name="P2"><text:span text:style-name="T1">Directory used to hold</text:span></text:p>
            <text:p text:style-name="P2"><text:span text:style-name="T1">the executable binary files.</text:span></text:p>
            <draw:enhanced-geometry svg:viewBox="0 0 21600 21600" draw:mirror-horizontal="false" draw:type="line-callout-1" draw:modifiers="-11670.0078719496 64630.0884955752 -1422.61873524009 11766.3716814159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3" draw:layer="layout" svg:width="3.215cm" svg:height="1.016cm" svg:x="11.939cm" svg:y="5.398cm">
            <text:p text:style-name="P2"><text:span text:style-name="T1">Directory used to hold</text:span></text:p>
            <text:p text:style-name="P2"><text:span text:style-name="T1">the built library files.</text:span></text:p>
            <draw:enhanced-geometry svg:viewBox="0 0 21600 21600" draw:mirror-horizontal="false" draw:mirror-vertical="false" draw:type="line-callout-1" draw:modifiers="-13808.9552238806 39886.7256637168 -1672.38805970149 11745.13274336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8" draw:text-style-name="P3" draw:layer="layout" svg:width="3.208cm" svg:height="1.016cm" svg:x="11.939cm" svg:y="7.176cm">
            <text:p text:style-name="P2"><text:span text:style-name="T1">Directory used to hold</text:span></text:p>
            <text:p text:style-name="P2"><text:span text:style-name="T1">the built object files.</text:span></text:p>
            <draw:enhanced-geometry svg:viewBox="0 0 21600 21600" draw:mirror-horizontal="false" draw:type="line-callout-1" draw:modifiers="-13993.8921782487 9153.98230088496 -1682.76721720162 11745.13274336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9" draw:text-style-name="P3" draw:layer="layout" svg:width="2.794cm" svg:height="1.016cm" svg:x="2.033cm" svg:y="6.795cm">
            <text:p text:style-name="P2"><text:span text:style-name="T1">Directory used to</text:span></text:p>
            <text:p text:style-name="P2"><text:span text:style-name="T1">hold the built files.</text:span></text:p>
            <draw:enhanced-geometry svg:viewBox="0 0 21600 21600" draw:mirror-horizontal="true" draw:mirror-vertical="false" draw:type="line-callout-1" draw:modifiers="-21831.8425760286 -8453.09734513275 -1932.02146690519 11723.8938053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0" draw:text-style-name="P3" draw:layer="layout" svg:width="3.302cm" svg:height="1.27cm" svg:x="10.161cm" svg:y="8.7cm">
            <text:p text:style-name="P2"><text:span text:style-name="T1">This directory holds all</text:span></text:p>
            <text:p text:style-name="P2"><text:span text:style-name="T1">libraries provided by</text:span></text:p>
            <text:p text:style-name="P2"><text:span text:style-name="T1">third-party.</text:span></text:p>
            <draw:enhanced-geometry svg:viewBox="0 0 21600 21600" draw:mirror-horizontal="false" draw:type="line-callout-1" draw:modifiers="-7016.89373297003 -11845.1612903226 -1634.87738419619 9397.954366640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1" draw:text-style-name="P1" draw:layer="layout" svg:width="3.812cm" svg:height="1.27cm" svg:x="11.937cm" svg:y="2.25cm">
            <text:p text:style-name="P1"><text:span text:style-name="T1">Operating system directory.</text:span></text:p>
            <text:p text:style-name="P1"><text:span text:style-name="T1">Examples: Linux, Windows,</text:span></text:p>
            <text:p text:style-name="P1"><text:span text:style-name="T1">MacOS, FreeBSD, etc</text:span></text:p>
            <draw:enhanced-geometry svg:viewBox="0 0 21600 21600" draw:mirror-horizontal="false" draw:mirror-vertical="false" draw:type="line-callout-1" draw:modifiers="-13946.8135326515 72124.6262785209 -1404.87804878049 9380.9598741148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2" draw:text-style-name="P3" draw:layer="layout" svg:width="3.24cm" svg:height="1.016cm" svg:x="0.89cm" svg:y="3.366cm">
            <text:p text:style-name="P2"><text:span text:style-name="T1">This directory contains</text:span></text:p>
            <text:p text:style-name="P2"><text:span text:style-name="T1">all project declarations.</text:span></text:p>
            <draw:enhanced-geometry svg:viewBox="0 0 21600 21600" draw:mirror-horizontal="true" draw:mirror-vertical="false" draw:type="line-callout-1" draw:modifiers="-13295.8963282937 30010.6194690265 -1666.15242209195 11723.8938053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3" draw:text-style-name="P1" draw:layer="layout" svg:width="4.572cm" svg:height="1.27cm" svg:x="10.796cm" svg:y="0.572cm">
            <text:p text:style-name="P1"><text:span text:style-name="T1">This directory holds all external</text:span></text:p>
            <text:p text:style-name="P1"><text:span text:style-name="T1">declarations for libraries provided</text:span></text:p>
            <text:p text:style-name="P1"><text:span text:style-name="T1">by third-party.</text:span></text:p>
            <draw:enhanced-geometry svg:viewBox="0 0 21600 21600" draw:mirror-horizontal="false" draw:mirror-vertical="false" draw:type="line-callout-1" draw:modifiers="-8308.41898097529 84989.4571203777 -1180.84408484583 9397.954366640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1" draw:layer="layout" svg:width="3.812cm" svg:height="1.026cm" svg:x="0.507cm" svg:y="8.182cm">
            <text:p text:style-name="P1"><text:span text:style-name="T1">This directory contains the</text:span></text:p>
            <text:p text:style-name="P1"><text:span text:style-name="T1">resource files for the project.</text:span></text:p>
            <draw:enhanced-geometry svg:viewBox="0 0 21600 21600" draw:mirror-horizontal="true" draw:type="line-callout-1" draw:modifiers="-10009.756097561 5384.2259006816 -1404.87804878049 11651.801363193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frame draw:style-name="gr15" draw:text-style-name="P4" draw:layer="layout" svg:width="4.202cm" svg:height="6.005cm" svg:x="5.843cm" svg:y="3.62cm">
            <draw:text-box>
              <text:p><text:span text:style-name="T2">project-name</text:span></text:p>
              <text:p><text:span text:style-name="T2">├───</text:span><text:span text:style-name="T2">doc</text:span></text:p>
              <text:p><text:span text:style-name="T2">├───</text:span><text:span text:style-name="T2">include</text:span></text:p>
              <text:p><text:span text:style-name="T2">├───</text:span><text:span text:style-name="T2">os</text:span></text:p>
              <text:p><text:span text:style-name="T2">│ <text:s text:c="2"/>├───</text:span><text:span text:style-name="T2">include</text:span></text:p>
              <text:p><text:span text:style-name="T2">│ <text:s text:c="2"/>└───</text:span><text:span text:style-name="T2">os-name</text:span></text:p>
              <text:p><text:span text:style-name="T2">│ <text:s text:c="6"/>├───</text:span><text:span text:style-name="T2">build</text:span></text:p>
              <text:p><text:span text:style-name="T2">│ <text:s text:c="6"/>│ <text:s text:c="2"/>├───</text:span><text:span text:style-name="T2">bin</text:span></text:p>
              <text:p><text:span text:style-name="T2">│ <text:s text:c="6"/>│ <text:s text:c="2"/>├───</text:span><text:span text:style-name="T2">lib</text:span></text:p>
              <text:p><text:span text:style-name="T2">│ <text:s text:c="6"/>│ <text:s text:c="2"/>└───</text:span><text:span text:style-name="T2">obj</text:span></text:p>
              <text:p><text:span text:style-name="T2">│ <text:s text:c="6"/>└───</text:span><text:span text:style-name="T2">lib</text:span></text:p>
              <text:p><text:span text:style-name="T2">├───</text:span><text:span text:style-name="T2">rc</text:span></text:p>
              <text:p><text:span text:style-name="T2">├───</text:span><text:span text:style-name="T2">src</text:span></text:p>
              <text:p><text:span text:style-name="T2">└───</text:span><text:span text:style-name="T2">te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stroke-linejoin="bevel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002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07:44:10.55</meta:creation-date>
    <dc:date>2016-06-17T21:29:49.753000000</dc:date>
    <meta:editing-duration>PT7H48M49S</meta:editing-duration>
    <meta:editing-cycles>174</meta:editing-cycles>
    <meta:generator>LibreOffice/5.1.0.3$Windows_x86 LibreOffice_project/5e3e00a007d9b3b6efb6797a8b8e57b51ab1f737</meta:generator>
    <meta:document-statistic meta:object-count="16"/>
  </office:meta>
</office:document-meta>
</file>